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4292f" style:font-name="Nirmala UI" fo:font-size="9pt" fo:letter-spacing="normal" style:font-size-asian="9pt" style:font-size-complex="9pt" loext:padding="0cm" loext:border="none"/>
    </style:style>
    <style:style style:name="P2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f" fo:letter-spacing="normal" loext:padding-left="0cm" loext:padding-right="0cm" loext:padding-top="0.508cm" loext:padding-bottom="0cm" loext:border-left="none" loext:border-right="none" loext:border-top="0.06pt solid #000000" loext:border-bottom="none"/>
    </style:style>
    <style:style style:name="P3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f" style:font-name="ui-monospace" fo:font-size="8.39999961853027pt" fo:letter-spacing="normal" fo:font-style="normal" fo:font-weight="normal" loext:padding="0cm" loext:border="none"/>
    </style:style>
    <style:style style:name="P4" style:family="paragraph" style:parent-style-name="Standard">
      <style:text-properties style:font-name="Nirmala UI"/>
    </style:style>
    <style:style style:name="P5" style:family="paragraph" style:parent-style-name="Standard">
      <style:text-properties style:font-name="Nirmala UI" fo:font-size="9pt" style:font-size-asian="9pt" style:font-size-complex="9pt"/>
    </style:style>
    <style:style style:name="P6" style:family="paragraph" style:parent-style-name="Standard">
      <style:text-properties style:font-name="Nirmala UI" fo:font-size="9pt" officeooo:paragraph-rsid="00055dfd" style:font-size-asian="9pt" style:font-size-complex="9pt"/>
    </style:style>
    <style:style style:name="P7" style:family="paragraph" style:parent-style-name="Standard">
      <style:text-properties style:font-name="Nirmala UI" fo:font-size="9pt" officeooo:paragraph-rsid="000725a3" style:font-size-asian="9pt" style:font-size-complex="9pt"/>
    </style:style>
    <style:style style:name="P8" style:family="paragraph" style:parent-style-name="Standard">
      <style:text-properties style:font-name="Nirmala UI" fo:font-size="9pt" officeooo:rsid="000864f9" officeooo:paragraph-rsid="000864f9" style:font-size-asian="9pt" style:font-size-complex="9pt"/>
    </style:style>
    <style:style style:name="P9" style:family="paragraph" style:parent-style-name="Standard">
      <style:text-properties style:font-name="Nirmala UI" fo:font-size="9pt" style:font-size-asian="7.84999990463257pt" style:font-size-complex="9pt"/>
    </style:style>
    <style:style style:name="P10" style:family="paragraph" style:parent-style-name="Standard">
      <style:paragraph-properties fo:text-align="center" style:justify-single-word="false"/>
      <style:text-properties style:font-name="Nirmala UI"/>
    </style:style>
    <style:style style:name="P11" style:family="paragraph" style:parent-style-name="Standard">
      <style:paragraph-properties fo:text-align="center" style:justify-single-word="false"/>
      <style:text-properties style:font-name="Nirmala UI" officeooo:paragraph-rsid="000725a3"/>
    </style:style>
    <style:style style:name="P12" style:family="paragraph" style:parent-style-name="Standard">
      <style:paragraph-properties fo:text-align="center" style:justify-single-word="false"/>
      <style:text-properties style:font-name="Nirmala UI" officeooo:paragraph-rsid="00081720"/>
    </style:style>
    <style:style style:name="P13" style:family="paragraph" style:parent-style-name="Standard">
      <style:text-properties style:font-name="Nirmala UI" fo:font-size="11pt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Nirmala UI" fo:font-size="11pt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Nirmala UI" fo:font-size="11pt" officeooo:paragraph-rsid="00055dfd" style:font-size-asian="11pt" style:font-size-complex="11pt"/>
    </style:style>
    <style:style style:name="P16" style:family="paragraph" style:parent-style-name="Standard">
      <style:text-properties style:font-name="Nirmala UI" officeooo:paragraph-rsid="00055dfd"/>
    </style:style>
    <style:style style:name="P17" style:family="paragraph" style:parent-style-name="Standard">
      <style:text-properties style:font-name="Nirmala UI" officeooo:paragraph-rsid="00081720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c9211e"/>
    </style:style>
    <style:style style:name="T2" style:family="text">
      <style:text-properties fo:color="#2a6099"/>
    </style:style>
    <style:style style:name="T3" style:family="text">
      <style:text-properties officeooo:rsid="00055df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style:font-name="apple-system" fo:font-size="12pt" fo:font-style="normal" fo:font-weight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$ git config <text:span text:style-name="T1">--global</text:span> user.name <text:span text:style-name="T2">"Fulano da Silva"</text:span></text:p>
      <text:p text:style-name="P5">$ git config <text:span text:style-name="T1">--global</text:span> user.email <text:span text:style-name="T2">fulanodasilva.git@gmail.com</text:span></text:p>
      <text:p text:style-name="P4"><office:annotation><dc:creator>Autor desconhecido</dc:creator><dc:date>2021-08-28T03:28:29.226000000</dc:date><text:p text:style-name="P18"><text:span text:style-name="T7">Configuração Global</text:span></text:p></office:annotation></text:p>
      <text:p text:style-name="P15"><text:span text:style-name="T3">Necessário chegar no diretório para versionar</text:span></text:p>
      <text:p text:style-name="P15">Para transformar o diretório atual em um repositório do Git, </text:p>
      <text:p text:style-name="P15">basta executar o comando git init:</text:p>
      <text:p text:style-name="P4"><text:span text:style-name="T4">$ git init</text:span></text:p>
      <text:p text:style-name="P15"/>
      <text:p text:style-name="P15">Podemos ver a situação dos arquivos</text:p>
      <text:p text:style-name="P15">no repositório Git com o comando:</text:p>
      <text:p text:style-name="P5"><text:span text:style-name="T3">$ </text:span>git status</text:p>
      <text:p text:style-name="P4"/>
      <text:p text:style-name="P15">Para que o arquivo seja rastreado,</text:p>
      <text:p text:style-name="P15">devemos executar o seguinte comando:</text:p>
      <text:p text:style-name="P5">git add filmes.txt</text:p>
      <text:p text:style-name="P6">$ git add . // <text:span text:style-name="T3">adiciona todos em uma única vez</text:span></text:p>
      <text:p text:style-name="P4"/>
      <text:p text:style-name="P15">Para gravarmos as mudanças no repositório,</text:p>
      <text:p text:style-name="P15">devemos executar o comando:</text:p>
      <text:p text:style-name="P5">git commit -m "Arquivo inicial de citacoes"</text:p>
      <text:p text:style-name="P6">git commit -a -m "Inserindo titulo e diminuindo tamanho dapagina"</text:p>
      <text:p text:style-name="P16"/>
      <text:p text:style-name="P15">Para verificar o histórico das alterações gravadas no repositório</text:p>
      <text:p text:style-name="P5">$ git log</text:p>
      <text:p text:style-name="P7">git log -n 2</text:p>
      <text:p text:style-name="P7">$ git log –oneline // Se quisermos um resumo bem conciso dos commits do nosso projeto</text:p>
      <text:p text:style-name="P7"/>
      <text:p text:style-name="P14">Para obter o código do projeto lá do GitHub</text:p>
      <text:p text:style-name="P5">git clone https://github.com/fulanodasilva/citacoes.git</text:p>
      <text:p text:style-name="P4"/>
      <text:p text:style-name="P14">.gitignore no diretório principal do nosso projeto, com os nomes dos arquivos que queremos ignorar. No nosso caso, devemos criar um arquivo chamado .gitignore no</text:p>
      <text:p text:style-name="P14">diretório moveis, com o seguinte conteúdo:</text:p>
      <text:p text:style-name="P5">todo.txt</text:p>
      <text:p text:style-name="P5">tmp/</text:p>
      <text:p text:style-name="P5">imagens/*.bmp.</text:p>
      <text:p text:style-name="P4"><text:span text:style-name="T4">*.log</text:span></text:p>
      <text:p text:style-name="P4"/>
      <text:p text:style-name="P13">Se quisermos revisar a modificação efetuada, verificando as diferenças entre o arquivo alterado e o que foi comitado anteriormente, podemos usar o</text:p>
      <text:p text:style-name="P13">comando:</text:p>
      <text:p text:style-name="P5">$ git diff</text:p>
      <text:p text:style-name="P7">$ git diff –staged // stage e aúltima versão que foi comitada</text:p>
      <text:p text:style-name="P7">$ git diff 222cccc..8877887</text:p>
      <text:p text:style-name="P4"/>
      <text:p text:style-name="P13">A remoção do arquivo e adição na stage podem ser realizadas de uma vez</text:p>
      <text:p text:style-name="P13">só através do comando:</text:p>
      <text:p text:style-name="P5">$ git rm produtos.html</text:p>
      <text:p text:style-name="P4"/>
      <text:p text:style-name="P13">Ainda bem que esse trabalho todo pode ser poupado com o comando:</text:p>
      <text:p text:style-name="P5">$ git mv estilos.css principal.css</text:p>
      <text:p text:style-name="P4"/>
      <text:p text:style-name="P4"><text:soft-page-break/></text:p>
      <text:p text:style-name="P4"/>
      <text:p text:style-name="P13">Logo de manhã, o dono da empresa liga arrependido, pedindo para desfazermos as alterações.</text:p>
      <text:p text:style-name="P13">Como podemos fazer de maneira fácil?</text:p>
      <text:p text:style-name="P13">Devemos executar o seguinte comando:</text:p>
      <text:p text:style-name="P5">$ git checkout -- index.html</text:p>
      <text:p text:style-name="P7">$ git reset – index.html // apenas remover da área de stage a mudança efetuada no arquivo index.html</text:p>
      <text:p text:style-name="P5">$ git reset --hard</text:p>
      <text:p text:style-name="P4"/>
      <text:p text:style-name="P14">Se quisermos voltar atrás, desfazendo as alterações no repositório, podemos utilizar o comando:</text:p>
      <text:p text:style-name="P5">$ git revert --no-edit 6111116</text:p>
      <text:p text:style-name="P4"/>
      <text:p text:style-name="P14">Se quisermos voltar ao commit anterior às alterações peculiares solicitadas pelo nosso cliente, devemos executar:</text:p>
      <text:p text:style-name="P5">$ git reset --hard 7733388</text:p>
      <text:p text:style-name="P5"/>
      <text:p text:style-name="P10">Criando um repositório remoto</text:p>
      <text:p text:style-name="P10">A criação do repositório remoto é feita com o comando git init, da</text:p>
      <text:p text:style-name="P10">mesma maneira que fizemos para criar o repositório local, entretanto devemos passar o parâmetro --bare ao comando:</text:p>
      <text:p text:style-name="P5">$ git init --bare moveis-ecologicos.git</text:p>
      <text:p text:style-name="P5">$ git remote add servidor file://192.168.1.1/opt/repositorios/moveis-ecologicos.git</text:p>
      <text:p text:style-name="P9"/>
      <text:p text:style-name="P13">Listando os repositórios remotos</text:p>
      <text:p text:style-name="P5">$ git remote</text:p>
      <text:p text:style-name="P7">$ git remote -v // Para que também seja exibida a url </text:p>
      <text:p text:style-name="P4"/>
      <text:p text:style-name="P13">A sincronização do repositório local com o servidor é feita com o uso do</text:p>
      <text:p text:style-name="P13">comando git pull, onde devemos informar o name do repositório remoto</text:p>
      <text:p text:style-name="P13">que queremos sincronizar, e o nome da branch local a ser atualizada:</text:p>
      <text:p text:style-name="P5">$ git pull servidor master</text:p>
      <text:p text:style-name="P4"/>
      <text:p text:style-name="P13">O envio dos commits é feito da mesma maneira que vimos no capítulo</text:p>
      <text:p text:style-name="P13">anterior, ou seja, utilizando o comando git push:</text:p>
      <text:p text:style-name="P4"><text:span text:style-name="T4">$ git push origin master</text:span></text:p>
      <text:p text:style-name="P4"/>
      <text:p text:style-name="P13">Primeiramente vamos precisar clonar o repositório, para termos acesso</text:p>
      <text:p text:style-name="P13">ao código-fonte, e então efetuar as melhorias desejadas:</text:p>
      <text:p text:style-name="P5">$ git clone https://github.com/caelum/vraptor4.git</text:p>
      <text:p text:style-name="P4"/>
      <text:p text:style-name="P13">Mas lembre-se de que os commits realizados existem apenas no nosso</text:p>
      <text:p text:style-name="P13">repositório local, precisamos agora enviá-los para o repositório remoto do</text:p>
      <text:p text:style-name="P13">projeto, no GitHub, com o comando git push:</text:p>
      <text:p text:style-name="P5">$ git push origin master</text:p>
      <text:p text:style-name="P4"/>
      <text:p text:style-name="P14">Pull requests</text:p>
      <text:p text:style-name="P10"><text:span text:style-name="T5">A solução do GitHub para a colaboração com projetos open source, foi uma funcionalidade chamada de pull requests. Primeiramente, devemos acessar a página do projeto que queremos colaborar no GitHub, no nosso caso http://github.com/caelum/vraptor4, e clicar no botão Fork:</text:span></text:p>
      <text:p text:style-name="P4"/>
      <text:p text:style-name="P4"/>
      <text:p text:style-name="P14"><text:soft-page-break/>Repare que agora o nosso usuário do GitHub possui um repositório chamado vraptor4, ou seja, esse repositório é a nossa versão do projeto.</text:p>
      <text:p text:style-name="P11"><text:span text:style-name="T5">O próximo passo é clonar o repositório a partir do nosso usuário do GitHub, e não do usuário caelum, pois assim conseguiremos realizar o push dos commits locais para o nosso repositório no GitHub:</text:span></text:p>
      <text:p text:style-name="P11"><text:span text:style-name="T5"/></text:p>
      <text:p text:style-name="P11">A branch master</text:p>
      <text:p text:style-name="P14">Para listar as branches do nosso repositório, devemos executar o comando:</text:p>
      <text:p text:style-name="P17"><text:span text:style-name="T4">$ git branch</text:span></text:p>
      <text:p text:style-name="P12">Criando uma branch</text:p>
      <text:p text:style-name="P14">Para criarmos uma branch chamada design para trabalharmos na melhoria do design basta executarmos:</text:p>
      <text:p text:style-name="P5">$ git branch design</text:p>
      <text:p text:style-name="P4"><text:tab/><text:tab/><text:tab/><text:tab/><text:tab/>Trocando de branch</text:p>
      <text:p text:style-name="P10">Já criamos nossa branch design mas ainda estamos na master. Para trocarmos para a branch recentemente criada, devemos executar:</text:p>
      <text:p text:style-name="P5">$ git checkout design</text:p>
      <text:p text:style-name="P4"><text:span text:style-name="T4">$ git checkout -b loja</text:span></text:p>
      <text:p text:style-name="P4"/>
      <text:p text:style-name="P14">Para removermos a branch loja se tivermos feito algum commit, devemos utilizar a opção -D:</text:p>
      <text:p text:style-name="P5">$ git branch -D loja</text:p>
      <text:p text:style-name="P4"><text:span text:style-name="T4">$ git branch -d loja</text:span></text:p>
      <text:p text:style-name="P4"/>
      <text:p text:style-name="P14">Considerando que estamos na branch master, podemos verificar as</text:p>
      <text:p text:style-name="P14">branches ainda não mescladas com a opção --no-merged do comando git</text:p>
      <text:p text:style-name="P14">branch:</text:p>
      <text:p text:style-name="P5">$ git branch --no-merged</text:p>
      <text:p text:style-name="P4"/>
      <text:p text:style-name="P4"/>
      <text:p text:style-name="P14">Mesclando alterações com merge</text:p>
      <text:p text:style-name="P14">Para juntarmos todas as alterações que fizemos na branch design com</text:p>
      <text:p text:style-name="P14">as da branch master, mesclando as duas, podemos utilizar o comando:</text:p>
      <text:p text:style-name="P5">$ git merge design -m "Mesclando com a branch design"</text:p>
      <text:p text:style-name="P4"/>
      <text:p text:style-name="P14">Podemos listar as branches remotas passando a opção -r </text:p>
      <text:p text:style-name="P5">$ git branch -r</text:p>
      <text:p text:style-name="P4"/>
      <text:p text:style-name="P5">$ git push origin design</text:p>
      <text:p text:style-name="P5"/>
      <text:p text:style-name="P4"><text:span text:style-name="T4">$ git checkout -b design origin/design</text:span></text:p>
      <text:p text:style-name="P4"/>
      <text:p text:style-name="P4"><text:span text:style-name="T4">$ git fetch origin</text:span></text:p>
      <text:p text:style-name="P4"/>
      <text:p text:style-name="P4"/>
      <text:p text:style-name="P14">Obtendo commits e mesclando de uma vez com pull</text:p>
      <text:p text:style-name="P14">Para obtermos e mesclarmos os novos commits de uma branch remota</text:p>
      <text:p text:style-name="P14">com uma branch local poderíamos ter usado um comando só:</text:p>
      <text:p text:style-name="P5">$ git pull</text:p>
      <text:p text:style-name="P4"/>
      <text:p text:style-name="P5">$ git tag v1.0</text:p>
      <text:p text:style-name="P5"/>
      <text:p text:style-name="P5"><text:soft-page-break/>$ git tag banners 2223859</text:p>
      <text:p text:style-name="P5"/>
      <text:p text:style-name="P5">$ git tag -a v1.1 -m "Liberando versão urgente"</text:p>
      <text:p text:style-name="P4"/>
      <text:p text:style-name="P14">Podemos exibir as informações de uma tag anotada com o comando:</text:p>
      <text:p text:style-name="P5">$ git show -s v1.1</text:p>
      <text:p text:style-name="P4"/>
      <text:p text:style-name="P14">Para compartilhar tags, fazemos de maneira parecida com o que fizemos com branches, utilizando o comando git push. Para compartilhar a tag v1.0, devemos executar o comando:</text:p>
      <text:p text:style-name="P5">$ git push origin v1.0</text:p>
      <text:p text:style-name="P5"/>
      <text:h text:style-name="P1" text:outline-level="3">…<text:span text:style-name="T6">or create a new repository on the command line</text:span></text:h>
      <text:p text:style-name="P3"><text:bookmark text:name="empty-setup-new-repo-echo"/>echo "# Excluir" &gt;&gt; README.md</text:p>
      <text:p text:style-name="P3">git init</text:p>
      <text:p text:style-name="P3">git add README.md</text:p>
      <text:p text:style-name="P3">git commit -m "first commit"</text:p>
      <text:p text:style-name="P3">git branch -M main</text:p>
      <text:p text:style-name="P3">git remote add origin https://github.com/fabricio0/Excluir.git</text:p>
      <text:p text:style-name="P3">git push -u origin main</text:p>
      <text:h text:style-name="P2" text:outline-level="3">…<text:span text:style-name="T6">or push an existing repository from the command line</text:span></text:h>
      <text:p text:style-name="P3"><text:bookmark text:name="empty-setup-push-repo-echo"/>git remote add origin https://github.com/fabricio0/Excluir.git</text:p>
      <text:p text:style-name="P3">git branch -M main</text:p>
      <text:p text:style-name="P3">git push -u origin main</text:p>
      <text:p text:style-name="P5"/>
      <text:p text:style-name="P5"/>
      <text:p text:style-name="P5"/>
      <text:p text:style-name="P8">git fetch </text:p>
      <text:p text:style-name="P8">git fetch origin/main</text:p>
      <text:p text:style-name="P8">git merge origin/ma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8T03:25:44.983000000</meta:creation-date>
    <dc:date>2021-08-28T05:58:33.322000000</dc:date>
    <meta:editing-duration>PT1H40M43S</meta:editing-duration>
    <meta:editing-cycles>2</meta:editing-cycles>
    <meta:generator>LibreOffice/6.3.2.2$Windows_X86_64 LibreOffice_project/98b30e735bda24bc04ab42594c85f7fd8be07b9c</meta:generator>
    <meta:document-statistic meta:table-count="0" meta:image-count="0" meta:object-count="0" meta:page-count="4" meta:paragraph-count="128" meta:word-count="1000" meta:character-count="6054" meta:non-whitespace-character-count="5180"/>
  </office:meta>
</office:document-meta>
</file>